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TimesNewRoman" svg:font-family="TimesNewRoman" style:font-family-generic="roman"/>
    <style:font-face style:name="TimesNewRoman,Bold" svg:font-family="TimesNewRoman,Bold" style:font-family-generic="roman"/>
    <style:font-face style:name="CenturySchoolbook" svg:font-family="CenturySchoolbook" style:font-family-generic="roman"/>
    <style:font-face style:name="Ubuntu" svg:font-family="Ubuntu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center"/>
      <style:text-properties style:font-name="Comic Sans MS" style:font-name-asian="TimesNewRoman" style:font-name-complex="TimesNewRoman" fo:font-weight="bold" style:font-weight-asian="bold" style:font-weight-complex="bold" fo:font-size="16pt" style:font-size-asian="16pt" style:font-size-complex="16pt" fo:language="es" fo:country="ES"/>
    </style:style>
    <style:style style:name="P2" style:parent-style-name="Standard" style:family="paragraph">
      <style:paragraph-properties style:text-autospace="none" fo:text-align="justify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" style:parent-style-name="Standard" style:family="paragraph">
      <style:paragraph-properties style:text-autospace="none" fo:text-align="justify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" style:parent-style-name="Standard" style:list-style-name="LFO1" style:family="paragraph">
      <style:paragraph-properties style:text-autospace="none"/>
    </style:style>
    <style:style style:name="T5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6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7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8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9" style:parent-style-name="Standard" style:list-style-name="LFO1" style:family="paragraph">
      <style:paragraph-properties style:text-autospace="none"/>
    </style:style>
    <style:style style:name="T10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11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12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13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14" style:parent-style-name="Standard" style:list-style-name="LFO1" style:family="paragraph">
      <style:paragraph-properties style:text-autospace="none"/>
    </style:style>
    <style:style style:name="T15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16" style:parent-style-name="Fuentedepárrafopredeter." style:family="text">
      <style:text-properties style:font-name="Comic Sans MS" fo:font-size="10.5pt" style:font-size-asian="10.5pt" style:font-size-complex="10.5pt" fo:language="es" fo:country="ES"/>
    </style:style>
    <style:style style:name="T17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18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1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20" style:parent-style-name="Standard" style:list-style-name="LFO2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21" style:parent-style-name="Standard" style:family="paragraph">
      <style:paragraph-properties style:text-autospace="none"/>
    </style:style>
    <style:style style:name="T22" style:parent-style-name="Fuentedepárrafopredeter." style:family="text">
      <style:text-properties style:font-name="Comic Sans MS" style:font-name-asian="CenturySchoolbook" style:font-name-complex="CenturySchoolbook" fo:font-size="10.5pt" style:font-size-asian="10.5pt" style:font-size-complex="10.5pt" fo:language="es" fo:country="ES"/>
    </style:style>
    <style:style style:name="T23" style:parent-style-name="Fuentedepárrafopredeter." style:family="text">
      <style:text-properties style:font-name="Comic Sans MS" style:font-name-asian="CenturySchoolbook" style:font-name-complex="CenturySchoolbook" fo:font-weight="bold" style:font-weight-asian="bold" style:font-weight-complex="bold" fo:font-size="10.5pt" style:font-size-asian="10.5pt" style:font-size-complex="10.5pt" fo:language="es" fo:country="ES"/>
    </style:style>
    <style:style style:name="T24" style:parent-style-name="Fuentedepárrafopredeter." style:family="text">
      <style:text-properties style:font-name="Comic Sans MS" style:font-name-asian="CenturySchoolbook" style:font-name-complex="CenturySchoolbook" fo:font-size="10.5pt" style:font-size-asian="10.5pt" style:font-size-complex="10.5pt" fo:language="es" fo:country="ES"/>
    </style:style>
    <style:style style:name="P2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2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27" style:parent-style-name="Standard" style:family="paragraph">
      <style:paragraph-properties style:text-autospace="none"/>
    </style:style>
    <style:style style:name="T28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29" style:parent-style-name="Fuentedepárrafopredeter." style:family="text">
      <style:text-properties style:font-name="Comic Sans MS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T30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31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5" style:parent-style-name="Standard" style:family="paragraph">
      <style:paragraph-properties style:text-autospace="none"/>
    </style:style>
    <style:style style:name="T36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37" style:parent-style-name="Fuentedepárrafopredeter." style:family="text">
      <style:text-properties style:font-name="Comic Sans MS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T38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39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1" style:parent-style-name="Standard" style:family="paragraph">
      <style:paragraph-properties style:text-autospace="none"/>
      <style:text-properties style:font-name="Comic Sans MS" style:font-name-asian="CenturySchoolbook" style:font-name-complex="CenturySchoolbook" fo:font-size="10.5pt" style:font-size-asian="10.5pt" style:font-size-complex="10.5pt" fo:language="es" fo:country="ES"/>
    </style:style>
    <style:style style:name="P42" style:parent-style-name="Standard" style:family="paragraph">
      <style:paragraph-properties style:text-autospace="none"/>
    </style:style>
    <style:style style:name="T43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T44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45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46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47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48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49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0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1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2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3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4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5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6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7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8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59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0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1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2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3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4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5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6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7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8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69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70" style:parent-style-name="Standard" style:family="paragraph">
      <style:paragraph-properties style:text-autospace="none"/>
    </style:style>
    <style:style style:name="T71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T72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/>
    </style:style>
    <style:style style:name="T73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/>
    </style:style>
    <style:style style:name="T74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/>
    </style:style>
    <style:style style:name="P75" style:parent-style-name="Standard" style:family="paragraph">
      <style:paragraph-properties style:text-autospace="none"/>
    </style:style>
    <style:style style:name="T76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/>
    </style:style>
    <style:style style:name="T77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T78" style:parent-style-name="Fuentedepárrafopredeter." style:family="text"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79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80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81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82" style:parent-style-name="Standard" style:family="paragraph">
      <style:paragraph-properties style:text-autospace="none"/>
      <style:text-properties style:font-name="Ubuntu" style:font-name-asian="CenturySchoolbook" style:font-name-complex="CenturySchoolbook" fo:font-size="10.5pt" style:font-size-asian="10.5pt" style:font-size-complex="10.5pt" fo:language="es" fo:country="ES"/>
    </style:style>
    <style:style style:name="P83" style:parent-style-name="Standard" style:list-style-name="LFO2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84" style:parent-style-name="Standard" style:family="paragraph">
      <style:paragraph-properties style:text-autospace="none"/>
    </style:style>
    <style:style style:name="T85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86" style:parent-style-name="Fuentedepárrafopredeter." style:family="text">
      <style:text-properties style:font-name="Comic Sans MS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TableColumn88" style:family="table-column">
      <style:table-column-properties style:column-width="0.9881in" style:use-optimal-column-width="false"/>
    </style:style>
    <style:style style:name="TableColumn89" style:family="table-column">
      <style:table-column-properties style:column-width="0.9895in" style:use-optimal-column-width="false"/>
    </style:style>
    <style:style style:name="TableColumn90" style:family="table-column">
      <style:table-column-properties style:column-width="0.9888in" style:use-optimal-column-width="false"/>
    </style:style>
    <style:style style:name="TableColumn91" style:family="table-column">
      <style:table-column-properties style:column-width="0.9895in" style:use-optimal-column-width="false"/>
    </style:style>
    <style:style style:name="TableColumn92" style:family="table-column">
      <style:table-column-properties style:column-width="1.1756in" style:use-optimal-column-width="false"/>
    </style:style>
    <style:style style:name="TableColumn93" style:family="table-column">
      <style:table-column-properties style:column-width="1.193in" style:use-optimal-column-width="false"/>
    </style:style>
    <style:style style:name="TableColumn94" style:family="table-column">
      <style:table-column-properties style:column-width="0.6in" style:use-optimal-column-width="false"/>
    </style:style>
    <style:style style:name="Table87" style:family="table">
      <style:table-properties style:width="6.925in" fo:margin-left="0.0312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98" style:family="table-cell">
      <style:table-cell-properties fo:border-top="0.0034in solid #000000" fo:border-left="none" fo:border-bottom="0.0034in solid #000000" fo:border-right="none" fo:padding-top="0.0381in" fo:padding-left="0.0381in" fo:padding-bottom="0.0381in" fo:padding-right="0.0381in"/>
    </style:style>
    <style:style style:name="P99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00" style:family="table-cell">
      <style:table-cell-properties fo:border-top="0.0034in solid #000000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02" style:family="table-cell">
      <style:table-cell-properties fo:border-top="0.0034in solid #000000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04" style:family="table-cell">
      <style:table-cell-properties fo:border-top="0.0034in solid #000000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06" style:family="table-cell">
      <style:table-cell-properties fo:border-top="0.0034in solid #000000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08" style:family="table-cell">
      <style:table-cell-properties fo:border-top="0.0034in solid #000000" fo:border-left="none" fo:border-bottom="0.0034in solid #000000" fo:border-right="0.0034in solid #000000" fo:padding-top="0.0381in" fo:padding-left="0.0381in" fo:padding-bottom="0.0381in" fo:padding-right="0.0381in"/>
    </style:style>
    <style:style style:name="P109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1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1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1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1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2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23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12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2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2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3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3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3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3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3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3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3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38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13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P140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1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2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3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4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5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6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7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8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49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150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P151" style:parent-style-name="Standard" style:family="paragraph">
      <style:paragraph-properties style:text-autospace="none"/>
    </style:style>
    <style:style style:name="T152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153" style:parent-style-name="Fuentedepárrafopredeter." style:family="text">
      <style:text-properties style:font-name="Comic Sans MS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TableColumn155" style:family="table-column">
      <style:table-column-properties style:column-width="1.5055in" style:use-optimal-column-width="false"/>
    </style:style>
    <style:style style:name="TableColumn156" style:family="table-column">
      <style:table-column-properties style:column-width="1.0201in" style:use-optimal-column-width="false"/>
    </style:style>
    <style:style style:name="TableColumn157" style:family="table-column">
      <style:table-column-properties style:column-width="1.1006in" style:use-optimal-column-width="false"/>
    </style:style>
    <style:style style:name="TableColumn158" style:family="table-column">
      <style:table-column-properties style:column-width="0.7777in" style:use-optimal-column-width="false"/>
    </style:style>
    <style:style style:name="TableColumn159" style:family="table-column">
      <style:table-column-properties style:column-width="0.9298in" style:use-optimal-column-width="false"/>
    </style:style>
    <style:style style:name="TableColumn160" style:family="table-column">
      <style:table-column-properties style:column-width="0.8888in" style:use-optimal-column-width="false"/>
    </style:style>
    <style:style style:name="TableColumn161" style:family="table-column">
      <style:table-column-properties style:column-width="0.702in" style:use-optimal-column-width="false"/>
    </style:style>
    <style:style style:name="Table154" style:family="table">
      <style:table-properties style:width="6.925in" fo:margin-left="0.031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175" style:family="table-cell">
      <style:table-cell-properties fo:border="0.0034in solid #000000" fo:padding-top="0.0381in" fo:padding-left="0.0381in" fo:padding-bottom="0.0381in" fo:padding-right="0.0381in"/>
    </style:style>
    <style:style style:name="P176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Standard" style:family="paragraph">
      <style:text-properties style:font-name="Comic Sans MS" fo:font-size="9pt" style:font-size-asian="9pt" style:font-size-complex="9pt"/>
    </style:style>
    <style:style style:name="TableCell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P20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P208" style:parent-style-name="Standard" style:family="paragraph">
      <style:paragraph-properties style:text-autospace="none"/>
      <style:text-properties style:font-name="Ubuntu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P209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0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1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2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3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4" style:parent-style-name="Standard" style:family="paragraph">
      <style:paragraph-properties style:text-autospace="none"/>
      <style:text-properties style:font-name="Ubuntu" style:font-name-asian="TimesNewRoman,Bold" style:font-name-complex="TimesNewRoman,Bold" fo:font-weight="bold" style:font-weight-asian="bold" style:font-weight-complex="bold" fo:font-size="10.5pt" style:font-size-asian="10.5pt" style:font-size-complex="10.5pt" fo:language="es" fo:country="ES"/>
    </style:style>
    <style:style style:name="P215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6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7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8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19" style:parent-style-name="Standard" style:family="paragraph">
      <style:paragraph-properties style:text-autospace="none"/>
    </style:style>
    <style:style style:name="T220" style:parent-style-name="Fuentedepárrafopredeter." style:family="text"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221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ableColumn223" style:family="table-column">
      <style:table-column-properties style:column-width="0.8138in" style:use-optimal-column-width="false"/>
    </style:style>
    <style:style style:name="TableColumn224" style:family="table-column">
      <style:table-column-properties style:column-width="0.8145in" style:use-optimal-column-width="false"/>
    </style:style>
    <style:style style:name="TableColumn225" style:family="table-column">
      <style:table-column-properties style:column-width="0.8979in" style:use-optimal-column-width="false"/>
    </style:style>
    <style:style style:name="TableColumn226" style:family="table-column">
      <style:table-column-properties style:column-width="0.9625in" style:use-optimal-column-width="false"/>
    </style:style>
    <style:style style:name="TableColumn227" style:family="table-column">
      <style:table-column-properties style:column-width="1.2131in" style:use-optimal-column-width="false"/>
    </style:style>
    <style:style style:name="TableColumn228" style:family="table-column">
      <style:table-column-properties style:column-width="0.6618in" style:use-optimal-column-width="false"/>
    </style:style>
    <style:style style:name="TableColumn229" style:family="table-column">
      <style:table-column-properties style:column-width="0.9229in" style:use-optimal-column-width="false"/>
    </style:style>
    <style:style style:name="TableColumn230" style:family="table-column">
      <style:table-column-properties style:column-width="0.6381in" style:use-optimal-column-width="false"/>
    </style:style>
    <style:style style:name="Table222" style:family="table">
      <style:table-properties style:width="6.925in" fo:margin-left="0.0312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246" style:family="table-cell">
      <style:table-cell-properties fo:border="0.0034in solid #000000" fo:padding-top="0.0381in" fo:padding-left="0.0381in" fo:padding-bottom="0.0381in" fo:padding-right="0.0381in"/>
    </style:style>
    <style:style style:name="P24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Standard" style:family="paragraph">
      <style:text-properties style:font-name="Comic Sans MS" fo:font-size="9pt" style:font-size-asian="9pt" style:font-size-complex="9pt"/>
    </style:style>
    <style:style style:name="TableCell2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8" style:parent-style-name="Standard" style:family="paragraph">
      <style:text-properties style:font-name="Comic Sans MS" fo:font-size="9pt" style:font-size-asian="9pt" style:font-size-complex="9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P31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1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18" style:parent-style-name="Standard" style:family="paragraph">
      <style:paragraph-properties style:text-autospace="none"/>
    </style:style>
    <style:style style:name="T319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T320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style:text-underline-type="single" style:text-underline-style="solid" style:text-underline-width="auto" style:text-underline-mode="continuous" fo:language="es" fo:country="ES"/>
    </style:style>
    <style:style style:name="P32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3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4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5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6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7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8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2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0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3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4" style:parent-style-name="Standard" style:family="paragraph">
      <style:paragraph-properties style:text-autospace="none"/>
    </style:style>
    <style:style style:name="T335" style:parent-style-name="Fuentedepárrafopredeter." style:family="text"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P336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7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8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3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40" style:parent-style-name="Standard" style:family="paragraph">
      <style:paragraph-properties style:text-autospace="none"/>
    </style:style>
    <style:style style:name="T341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42" style:parent-style-name="Standard" style:family="paragraph">
      <style:paragraph-properties style:text-autospace="none"/>
    </style:style>
    <style:style style:name="T343" style:parent-style-name="Fuentedepárrafopredeter." style:family="text"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P344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4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46" style:parent-style-name="Standard" style:list-style-name="LFO3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4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ableColumn349" style:family="table-column">
      <style:table-column-properties style:column-width="0.8659in" style:use-optimal-column-width="false"/>
    </style:style>
    <style:style style:name="TableColumn350" style:family="table-column">
      <style:table-column-properties style:column-width="0.8659in" style:use-optimal-column-width="false"/>
    </style:style>
    <style:style style:name="TableColumn351" style:family="table-column">
      <style:table-column-properties style:column-width="0.8659in" style:use-optimal-column-width="false"/>
    </style:style>
    <style:style style:name="TableColumn352" style:family="table-column">
      <style:table-column-properties style:column-width="0.8652in" style:use-optimal-column-width="false"/>
    </style:style>
    <style:style style:name="TableColumn353" style:family="table-column">
      <style:table-column-properties style:column-width="0.8652in" style:use-optimal-column-width="false"/>
    </style:style>
    <style:style style:name="TableColumn354" style:family="table-column">
      <style:table-column-properties style:column-width="0.8652in" style:use-optimal-column-width="false"/>
    </style:style>
    <style:style style:name="TableColumn355" style:family="table-column">
      <style:table-column-properties style:column-width="0.8652in" style:use-optimal-column-width="false"/>
    </style:style>
    <style:style style:name="TableColumn356" style:family="table-column">
      <style:table-column-properties style:column-width="0.8659in" style:use-optimal-column-width="false"/>
    </style:style>
    <style:style style:name="Table348" style:family="table">
      <style:table-properties style:width="6.925in" fo:margin-left="0.0312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372" style:family="table-cell">
      <style:table-cell-properties fo:border="0.0034in solid #000000" fo:padding-top="0.0381in" fo:padding-left="0.0381in" fo:padding-bottom="0.0381in" fo:padding-right="0.0381in"/>
    </style:style>
    <style:style style:name="P373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Standard" style:family="paragraph">
      <style:text-properties style:font-name="Comic Sans MS" fo:font-size="9pt" style:font-size-asian="9pt" style:font-size-complex="9pt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Standard" style:family="paragraph">
      <style:text-properties style:font-name="Comic Sans MS" fo:font-size="9pt" style:font-size-asian="9pt" style:font-size-complex="9pt"/>
    </style:style>
    <style:style style:name="P39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39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93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94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95" style:parent-style-name="Standard" style:family="paragraph">
      <style:paragraph-properties style:text-autospace="none"/>
    </style:style>
    <style:style style:name="T396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397" style:parent-style-name="Standard" style:family="paragraph">
      <style:paragraph-properties style:text-autospace="none"/>
    </style:style>
    <style:style style:name="T398" style:parent-style-name="Fuentedepárrafopredeter." style:family="text"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T399" style:parent-style-name="Fuentedepárrafopredeter." style:family="text"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P400" style:parent-style-name="Standard" style:list-style-name="LFO4" style:family="paragraph">
      <style:paragraph-properties style:text-autospace="none"/>
    </style:style>
    <style:style style:name="T401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402" style:parent-style-name="Fuentedepárrafopredeter." style:family="text">
      <style:text-properties style:font-name="Comic Sans MS" fo:font-size="10.5pt" style:font-size-asian="10.5pt" style:font-size-complex="10.5pt" fo:language="es" fo:country="ES"/>
    </style:style>
    <style:style style:name="P40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ableColumn405" style:family="table-column">
      <style:table-column-properties style:column-width="0.8451in" style:use-optimal-column-width="false"/>
    </style:style>
    <style:style style:name="TableColumn406" style:family="table-column">
      <style:table-column-properties style:column-width="0.8368in" style:use-optimal-column-width="false"/>
    </style:style>
    <style:style style:name="TableColumn407" style:family="table-column">
      <style:table-column-properties style:column-width="0.884in" style:use-optimal-column-width="false"/>
    </style:style>
    <style:style style:name="TableColumn408" style:family="table-column">
      <style:table-column-properties style:column-width="0.7048in" style:use-optimal-column-width="false"/>
    </style:style>
    <style:style style:name="TableColumn409" style:family="table-column">
      <style:table-column-properties style:column-width="0.9972in" style:use-optimal-column-width="false"/>
    </style:style>
    <style:style style:name="TableColumn410" style:family="table-column">
      <style:table-column-properties style:column-width="1.0909in" style:use-optimal-column-width="false"/>
    </style:style>
    <style:style style:name="TableColumn411" style:family="table-column">
      <style:table-column-properties style:column-width="0.484in" style:use-optimal-column-width="false"/>
    </style:style>
    <style:style style:name="Table404" style:family="table">
      <style:table-properties style:width="5.843in" fo:margin-left="0.5006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4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6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0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25" style:family="table-cell">
      <style:table-cell-properties fo:border="0.0034in solid #000000" fo:padding-top="0.0381in" fo:padding-left="0.0381in" fo:padding-bottom="0.0381in" fo:padding-right="0.0381in"/>
    </style:style>
    <style:style style:name="P426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P44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43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444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445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446" style:parent-style-name="Standard" style:family="paragraph">
      <style:paragraph-properties style:text-autospace="none"/>
      <style:text-properties style:font-name="Ubuntu" style:font-name-asian="TimesNewRoman,Bold" style:font-name-complex="TimesNewRoman,Bold" fo:font-size="10.5pt" style:font-size-asian="10.5pt" style:font-size-complex="10.5pt" fo:language="es" fo:country="ES"/>
    </style:style>
    <style:style style:name="P447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448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4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ableColumn451" style:family="table-column">
      <style:table-column-properties style:column-width="0.7006in" style:use-optimal-column-width="false"/>
    </style:style>
    <style:style style:name="TableColumn452" style:family="table-column">
      <style:table-column-properties style:column-width="0.8145in" style:use-optimal-column-width="false"/>
    </style:style>
    <style:style style:name="TableColumn453" style:family="table-column">
      <style:table-column-properties style:column-width="0.8236in" style:use-optimal-column-width="false"/>
    </style:style>
    <style:style style:name="TableColumn454" style:family="table-column">
      <style:table-column-properties style:column-width="0.7006in" style:use-optimal-column-width="false"/>
    </style:style>
    <style:style style:name="TableColumn455" style:family="table-column">
      <style:table-column-properties style:column-width="0.6916in" style:use-optimal-column-width="false"/>
    </style:style>
    <style:style style:name="TableColumn456" style:family="table-column">
      <style:table-column-properties style:column-width="0.4826in" style:use-optimal-column-width="false"/>
    </style:style>
    <style:style style:name="TableColumn457" style:family="table-column">
      <style:table-column-properties style:column-width="0.9659in" style:use-optimal-column-width="false"/>
    </style:style>
    <style:style style:name="Table450" style:family="table">
      <style:table-properties style:width="5.1798in" fo:margin-left="0.5097in" table:align="lef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Cell471" style:family="table-cell">
      <style:table-cell-properties fo:border="0.0034in solid #000000" fo:padding-top="0.0381in" fo:padding-left="0.0381in" fo:padding-bottom="0.0381in" fo:padding-right="0.0381in"/>
    </style:style>
    <style:style style:name="P472" style:parent-style-name="Standard" style:family="paragraph">
      <style:paragraph-properties style:text-autospace="none"/>
      <style:text-properties style:font-name="Comic Sans MS" style:font-name-asian="TimesNewRoman,Bold" style:font-name-complex="TimesNewRoman,Bold" fo:font-size="9pt" style:font-size-asian="9pt" style:font-size-complex="9pt" fo:language="es" fo:country="ES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7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P488" style:parent-style-name="Standard" style:family="paragraph">
      <style:paragraph-properties style:text-autospace="none"/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P48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490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9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49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493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494" style:parent-style-name="Standard" style:family="paragraph">
      <style:paragraph-properties style:text-autospace="none"/>
    </style:style>
    <style:style style:name="T495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T496" style:parent-style-name="Fuentedepárrafopredeter." style:family="text"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497" style:parent-style-name="Fuentedepárrafopredeter." style:family="text">
      <style:text-properties style:font-name="Ubuntu" style:font-name-asian="TimesNewRoman" style:font-name-complex="TimesNewRoman" fo:font-size="9pt" style:font-size-asian="9pt" style:font-size-complex="9pt" fo:language="es" fo:country="ES"/>
    </style:style>
    <style:style style:name="P498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49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00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0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02" style:parent-style-name="Standard" style:family="paragraph">
      <style:paragraph-properties style:text-autospace="none"/>
    </style:style>
    <style:style style:name="T503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T504" style:parent-style-name="Fuentedepárrafopredeter." style:family="text">
      <style:text-properties style:font-name="Comic Sans MS" style:font-name-asian="TimesNewRoman" style:font-name-complex="TimesNewRoman" fo:font-size="9pt" style:font-size-asian="9pt" style:font-size-complex="9pt" fo:language="es" fo:country="ES"/>
    </style:style>
    <style:style style:name="T505" style:parent-style-name="Fuentedepárrafopredeter." style:family="text">
      <style:text-properties style:font-name="Ubuntu" style:font-name-asian="TimesNewRoman" style:font-name-complex="TimesNewRoman" fo:font-size="9pt" style:font-size-asian="9pt" style:font-size-complex="9pt" fo:language="es" fo:country="ES"/>
    </style:style>
    <style:style style:name="P506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07" style:parent-style-name="Standard" style:family="paragraph">
      <style:paragraph-properties style:text-autospace="none"/>
    </style:style>
    <style:style style:name="T508" style:parent-style-name="Fuentedepárrafopredeter." style:family="text"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T509" style:parent-style-name="Fuentedepárrafopredeter." style:family="text">
      <style:text-properties style:font-name="Ubuntu" style:font-name-asian="TimesNewRoman" style:font-name-complex="TimesNewRoman" fo:font-weight="bold" style:font-weight-asian="bold" style:font-weight-complex="bold" fo:font-size="10.5pt" style:font-size-asian="10.5pt" style:font-size-complex="10.5pt" fo:language="es" fo:country="ES"/>
    </style:style>
    <style:style style:name="P510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11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1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13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14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/>
    </style:style>
    <style:style style:name="P515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16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17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18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1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0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3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4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5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6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27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28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29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30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31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32" style:parent-style-name="Standard" style:family="paragraph">
      <style:paragraph-properties style:text-autospace="none"/>
      <style:text-properties style:font-name="Ubuntu" style:font-name-asian="TimesNewRoman" style:font-name-complex="TimesNewRoman" fo:font-size="10.5pt" style:font-size-asian="10.5pt" style:font-size-complex="10.5pt" fo:language="es" fo:country="ES"/>
    </style:style>
    <style:style style:name="P533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34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35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36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37" style:parent-style-name="Standard" style:family="paragraph">
      <style:paragraph-properties style:text-autospace="none" fo:margin-left="0.4923in">
        <style:tab-stops/>
      </style:paragraph-properties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38" style:parent-style-name="Standard" style:family="paragraph">
      <style:paragraph-properties style:text-autospace="none" fo:margin-left="0.4923in">
        <style:tab-stops/>
      </style:paragraph-properties>
    </style:style>
    <style:style style:name="T539" style:parent-style-name="Fuentedepárrafopredeter." style:family="text">
      <style:text-properties style:font-name="Comic Sans MS" style:font-name-asian="TimesNewRoman,Bold" style:font-name-complex="TimesNewRoman,Bold" fo:font-size="10.5pt" style:font-size-asian="10.5pt" style:font-size-complex="10.5pt" fo:language="es" fo:country="ES"/>
    </style:style>
    <style:style style:name="T540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T541" style:parent-style-name="Fuentedepárrafopredeter." style:family="text"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  <style:style style:name="P542" style:parent-style-name="Standard" style:family="paragraph">
      <style:paragraph-properties style:text-autospace="none"/>
      <style:text-properties style:font-name="Comic Sans MS" style:font-name-asian="TimesNewRoman" style:font-name-complex="TimesNewRoman" fo:font-size="10.5pt" style:font-size-asian="10.5pt" style:font-size-complex="10.5pt" fo:language="es" fo:country="ES"/>
    </style:style>
  </office:automatic-styles>
  <office:body>
    <office:text text:use-soft-page-breaks="true">
      <text:p text:style-name="P1">ACADEMIA</text:p>
      <text:p text:style-name="P2"/>
      <text:p text:style-name="P3">Se desea tener una base de datos con la siguiente información acerca de los alumnos de una academia de idiomas donde se imparten varios cursos. Se desea guardar:</text:p>
      <text:list text:style-name="LFO1" text:continue-numbering="true">
        <text:list-item>
          <text:p text:style-name="P4"><text:span text:style-name="T5">Información</text:span><text:span text:style-name="T6"><text:s/>acerca de los<text:s/></text:span><text:span text:style-name="T7">alumnos</text:span><text:span text:style-name="T8">, que constará de su nombre y apellidos, un código único para cada alumno, su dirección, fecha de nacimiento y sexo (‘H’ o ‘M’).</text:span></text:p>
        </text:list-item>
        <text:list-item>
          <text:p text:style-name="P9"><text:span text:style-name="T10">Estos alumnos estarán matriculados en un sólo<text:s/></text:span><text:span text:style-name="T11">curso<text:s/></text:span><text:span text:style-name="T12">cada uno. Cada curso tendrá un nombre, un código únic</text:span><text:span text:style-name="T13">o que lo identifica, el número máximo de alumnos recomendado, un profesor, la fecha de inicio y de finalización del curso y el número de horas del curso.</text:span></text:p>
        </text:list-item>
        <text:list-item>
          <text:p text:style-name="P14"><text:span text:style-name="T15">Los<text:s/></text:span><text:span text:style-name="T16">profesores<text:s/></text:span><text:span text:style-name="T17">tendrán una ficha en la academia donde se especifican sus datos personales y los datos<text:s/></text:span><text:span text:style-name="T18">del contrato. Es decir, nombre, DNI, dirección, titulación, cuota por hora.</text:span></text:p>
        </text:list-item>
      </text:list>
      <text:p text:style-name="P19">Se pide:</text:p>
      <text:list text:style-name="LFO2" text:continue-numbering="true">
        <text:list-item>
          <text:p text:style-name="P20">Generar las siguientes tablas para guardar esta información</text:p>
        </text:list-item>
      </text:list>
      <text:p text:style-name="P21"><text:span text:style-name="T22"><text:tab/></text:span><text:span text:style-name="T23">ALUMNOS</text:span><text:span text:style-name="T24"><text:s/>( nombre, apellido1, apellido2, <text:s/># dni, direccion, sexo, <text:s/>fecha_nacimiento, curso)</text:span></text:p>
      <text:p text:style-name="P25"><text:tab/><text:tab/>PK(dni)</text:p>
      <text:p text:style-name="P26"><text:tab/><text:tab/>FK(curso/CURSOS(cod_curso))</text:p>
      <text:p text:style-name="P27"><text:span text:style-name="T28"><text:tab/></text:span><text:span text:style-name="T29">CURSOS</text:span><text:span text:style-name="T30"><text:s/>(</text:span><text:span text:style-name="T31">nombre_curso, #cod_curso, dni_profesor, maximo_alumnos, fecha_inicio,</text:span></text:p>
      <text:p text:style-name="P32"><text:tab/><text:tab/><text:s text:c="5"/>fecha_fin, <text:s/>num_horas)</text:p>
      <text:p text:style-name="P33"><text:tab/><text:tab/>PK(cod_curso)</text:p>
      <text:p text:style-name="P34"><text:tab/><text:tab/>FK(dni_profesor/PROFESORES(dni))</text:p>
      <text:p text:style-name="P35"><text:span text:style-name="T36"><text:tab/></text:span><text:span text:style-name="T37">PROFESORES</text:span><text:span text:style-name="T38"><text:s/>(</text:span><text:span text:style-name="T39">nombre, apellido1,apellido2,#dni,direccion, titulo,gana)</text:span></text:p>
      <text:p text:style-name="P40"><text:tab/><text:tab/>PK(dni)</text:p>
      <text:p text:style-name="P41"/>
      <text:p text:style-name="P42"><text:span text:style-name="T43">CREATE TABLE<text:s/></text:span><text:span text:style-name="T44">PROFESORES(</text:span></text:p>
      <text:p text:style-name="P45"><text:tab/>nombre<text:s/><text:tab/>varchar2(40),</text:p>
      <text:p text:style-name="P46"><text:tab/>apellido1<text:tab/>varchar2(40),</text:p>
      <text:p text:style-name="P47"><text:tab/>apellido2<text:tab/>varchar2(40),</text:p>
      <text:p text:style-name="P48"><text:tab/>dni<text:tab/><text:tab/>varchar2(10) Primary Key,</text:p>
      <text:p text:style-name="P49"><text:tab/>titulo<text:tab/><text:tab/>varchar2(50),</text:p>
      <text:p text:style-name="P50"><text:tab/>gana<text:tab/><text:tab/>number(8),</text:p>
      <text:p text:style-name="P51"><text:tab/>direccion<text:tab/>varchar<text:tab/>2(40),</text:p>
      <text:p text:style-name="P52"><text:tab/></text:p>
      <text:p text:style-name="P53">);</text:p>
      <text:p text:style-name="P54"/>
      <text:p text:style-name="P55">CREATE TABLE CURSOS (</text:p>
      <text:p text:style-name="P56"><text:tab/>nombre_curso<text:tab/><text:tab/>varchar2(20),</text:p>
      <text:p text:style-name="P57"><text:tab/>cod_curso<text:tab/><text:tab/>varchar2(20) Primary Key,</text:p>
      <text:p text:style-name="P58"><text:tab/>maximo_alumnos<text:tab/>number(2),</text:p>
      <text:p text:style-name="P59"><text:tab/>fecha_inicio<text:tab/><text:tab/>date(10),</text:p>
      <text:p text:style-name="P60"><text:tab/>fecha_fin<text:tab/><text:tab/>date(10),</text:p>
      <text:p text:style-name="P61"><text:tab/>num_horas<text:tab/><text:tab/>number(4),</text:p>
      <text:p text:style-name="P62"><text:tab/>dni_profesor<text:tab/><text:tab/>varchar2(10) Not Null references profesores,</text:p>
      <text:p text:style-name="P63">);</text:p>
      <text:p text:style-name="P64"><text:tab/></text:p>
      <text:p text:style-name="P65">CREATE TABLE ALUMNOS (</text:p>
      <text:p text:style-name="P66"><text:tab/>nombre<text:s/><text:tab/>varchar2(40),</text:p>
      <text:p text:style-name="P67"><text:tab/>apellido1<text:tab/>varchar2(40),</text:p>
      <text:p text:style-name="P68"><text:tab/>apellido2<text:tab/>varchar2(40),</text:p>
      <text:p text:style-name="P69"><text:tab/>dni<text:tab/><text:tab/>varchar2(10) Primary Key,</text:p>
      <text:p text:style-name="P70"><text:span text:style-name="T71"><text:tab/></text:span><text:span text:style-name="T72">sexo</text:span><text:span text:style-name="T73"><text:tab/></text:span><text:span text:style-name="T74"><text:tab/>varchar2 check (sexo in(H, M)),</text:span></text:p>
      <text:soft-page-break/>
      <text:p text:style-name="P75"><text:span text:style-name="T76"><text:tab/></text:span><text:span text:style-name="T77">fecha_nacimiento</text:span><text:span text:style-name="T78"><text:tab/>date(10),</text:span></text:p>
      <text:p text:style-name="P79"><text:tab/>direccion<text:tab/>varchar<text:tab/>2(40),</text:p>
      <text:p text:style-name="P80"><text:tab/>cod_curso<text:s/><text:tab/>varchar2(20)<text:tab/>Not Null references cursos,</text:p>
      <text:p text:style-name="P81">);</text:p>
      <text:p text:style-name="P82"><text:tab/></text:p>
      <text:list text:style-name="LFO2" text:continue-numbering="true">
        <text:list-item>
          <text:p text:style-name="P83">Insertar las siguientes tuplas:</text:p>
        </text:list-item>
      </text:list>
      <text:p text:style-name="P84"><text:span text:style-name="T85">Tabla<text:s/></text:span><text:span text:style-name="T86">PROFESORES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NOMBRE</text:p>
          </table:table-cell>
          <table:table-cell table:style-name="TableCell98">
            <text:p text:style-name="P99">APELLIDO1</text:p>
          </table:table-cell>
          <table:table-cell table:style-name="TableCell100">
            <text:p text:style-name="P101">APELLIDO2</text:p>
          </table:table-cell>
          <table:table-cell table:style-name="TableCell102">
            <text:p text:style-name="P103">DNI</text:p>
          </table:table-cell>
          <table:table-cell table:style-name="TableCell104">
            <text:p text:style-name="P105">DIRECCION</text:p>
          </table:table-cell>
          <table:table-cell table:style-name="TableCell106">
            <text:p text:style-name="P107">TITULO</text:p>
          </table:table-cell>
          <table:table-cell table:style-name="TableCell108">
            <text:p text:style-name="P109">GANA</text:p>
          </table:table-cell>
        </table:table-row>
        <table:table-row table:style-name="TableRow110">
          <table:table-cell table:style-name="TableCell111">
            <text:p text:style-name="P112">Juan</text:p>
          </table:table-cell>
          <table:table-cell table:style-name="TableCell113">
            <text:p text:style-name="P114">Arch</text:p>
          </table:table-cell>
          <table:table-cell table:style-name="TableCell115">
            <text:p text:style-name="P116">López</text:p>
          </table:table-cell>
          <table:table-cell table:style-name="TableCell117">
            <text:p text:style-name="P118">32432455</text:p>
          </table:table-cell>
          <table:table-cell table:style-name="TableCell119">
            <text:p text:style-name="P120">Puerta Negra, 4</text:p>
          </table:table-cell>
          <table:table-cell table:style-name="TableCell121">
            <text:p text:style-name="P122">Ing. Informática</text:p>
          </table:table-cell>
          <table:table-cell table:style-name="TableCell123">
            <text:p text:style-name="P124">7500</text:p>
          </table:table-cell>
        </table:table-row>
        <table:table-row table:style-name="TableRow125">
          <table:table-cell table:style-name="TableCell126">
            <text:p text:style-name="P127">María</text:p>
          </table:table-cell>
          <table:table-cell table:style-name="TableCell128">
            <text:p text:style-name="P129">Oliva</text:p>
          </table:table-cell>
          <table:table-cell table:style-name="TableCell130">
            <text:p text:style-name="P131">Rubio</text:p>
          </table:table-cell>
          <table:table-cell table:style-name="TableCell132">
            <text:p text:style-name="P133">43215643</text:p>
          </table:table-cell>
          <table:table-cell table:style-name="TableCell134">
            <text:p text:style-name="P135">Juan Alfonso 32</text:p>
          </table:table-cell>
          <table:table-cell table:style-name="TableCell136">
            <text:p text:style-name="P137"><text:s/>Lda. Fil. Inglesa</text:p>
          </table:table-cell>
          <table:table-cell table:style-name="TableCell138">
            <text:p text:style-name="P139">5400</text:p>
          </table:table-cell>
        </table:table-row>
      </table:table>
      <text:p text:style-name="P140"/>
      <text:p text:style-name="P141">INSERT INTO PROFESORES</text:p>
      <text:p text:style-name="P142"><text:tab/>(nombre, apellido1, apellido2, DNI,<text:s/>direccion, titulo, gana)</text:p>
      <text:p text:style-name="P143">VALUES</text:p>
      <text:p text:style-name="P144"><text:tab/>(“Juan”, “Arch”, “López”, 32432455, “Puerta Negra, 4”, “Ing.Informática”, 7500);</text:p>
      <text:p text:style-name="P145"/>
      <text:p text:style-name="P146">INSERT INTO PROFESORES</text:p>
      <text:p text:style-name="P147"><text:tab/>(nombre, apellido1, apellido2, DNI, direccion, titulo, gana)</text:p>
      <text:p text:style-name="P148">VALUES</text:p>
      <text:p text:style-name="P149"><text:tab/>(“María”, “Oliva”, “Rubio”, 43215643, “Juan Alonso, 32”, “Lda. Fil. Inglesa”, 5400);</text:p>
      <text:p text:style-name="P150"/>
      <text:p text:style-name="P151"><text:span text:style-name="T152">Tabla<text:s/></text:span><text:span text:style-name="T153">CURSOS</text:span>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OMBRE_CURSO</text:p>
          </table:table-cell>
          <table:table-cell table:style-name="TableCell165">
            <text:p text:style-name="P166">COD_CURSO</text:p>
          </table:table-cell>
          <table:table-cell table:style-name="TableCell167">
            <text:p text:style-name="P168">DNI_PROF</text:p>
          </table:table-cell>
          <table:table-cell table:style-name="TableCell169">
            <text:p text:style-name="P170">MAX_ALU</text:p>
          </table:table-cell>
          <table:table-cell table:style-name="TableCell171">
            <text:p text:style-name="P172">FECHA_INI</text:p>
          </table:table-cell>
          <table:table-cell table:style-name="TableCell173">
            <text:p text:style-name="P174">FECHA_FIN</text:p>
          </table:table-cell>
          <table:table-cell table:style-name="TableCell175">
            <text:p text:style-name="P176">NUM_HORAS</text:p>
          </table:table-cell>
        </table:table-row>
        <table:table-row table:style-name="TableRow177">
          <table:table-cell table:style-name="TableCell178">
            <text:p text:style-name="P179">Inglés Básico</text:p>
          </table:table-cell>
          <table:table-cell table:style-name="TableCell180">
            <text:p text:style-name="P181">1</text:p>
          </table:table-cell>
          <table:table-cell table:style-name="TableCell182">
            <text:p text:style-name="P183">43215643</text:p>
          </table:table-cell>
          <table:table-cell table:style-name="TableCell184">
            <text:p text:style-name="P185">15</text:p>
          </table:table-cell>
          <table:table-cell table:style-name="TableCell186">
            <text:p text:style-name="P187">01/11/00</text:p>
          </table:table-cell>
          <table:table-cell table:style-name="TableCell188">
            <text:p text:style-name="P189">22-DIC-00</text:p>
          </table:table-cell>
          <table:table-cell table:style-name="TableCell190">
            <text:p text:style-name="P191">120</text:p>
          </table:table-cell>
        </table:table-row>
        <table:table-row table:style-name="TableRow192">
          <table:table-cell table:style-name="TableCell193">
            <text:p text:style-name="P194">Administración Linux</text:p>
          </table:table-cell>
          <table:table-cell table:style-name="TableCell195">
            <text:p text:style-name="P196">2</text:p>
          </table:table-cell>
          <table:table-cell table:style-name="TableCell197">
            <text:p text:style-name="P198">32432455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01-SEPT-00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80</text:p>
          </table:table-cell>
        </table:table-row>
      </table:table>
      <text:p text:style-name="P207"/>
      <text:p text:style-name="P208">El formato de fecha que tiene no<text:s/>sería válido porque el formato del tipo de dato DATE es “dd/mm/yyy” Lo que haremos será adaptarlo al formato correcto</text:p>
      <text:p text:style-name="P209"/>
      <text:p text:style-name="P210">INSERT INTO CURSOS</text:p>
      <text:p text:style-name="P211"><text:tab/>(nombre_curso, cod_curso, dni_profesor, maximo_alumnos, fecha_inicio, fecha_fin, num_horas)</text:p>
      <text:p text:style-name="P212">VALUES</text:p>
      <text:p text:style-name="P213"><text:tab/>(“Inglés<text:s/>Básido”, “1”, 43215643, 15, “01/11/00”, “22/12/00, 120);</text:p>
      <text:p text:style-name="P214"/>
      <text:p text:style-name="P215"/>
      <text:p text:style-name="P216">INSERT INTO CURSOS</text:p>
      <text:p text:style-name="P217"><text:tab/>(nombre_curso, cod_curso, dni_profesor, maximo_alumno, fecha_inicio, fecha_fin, num_horas)</text:p>
      <text:p text:style-name="P218">VALUES</text:p>
      <text:p text:style-name="P219"><text:span text:style-name="T220"><text:tab/>(“Administración Linux”, “2”, 32432455, , “01/11/00”, , “80”);</text:span></text:p>
      <text:p text:style-name="P221">Tabla ALUMNOS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NOMBRE</text:p>
          </table:table-cell>
          <table:table-cell table:style-name="TableCell234">
            <text:p text:style-name="P235">APELLIDO1</text:p>
          </table:table-cell>
          <table:table-cell table:style-name="TableCell236">
            <text:p text:style-name="P237">APELLIDO2</text:p>
          </table:table-cell>
          <table:table-cell table:style-name="TableCell238">
            <text:p text:style-name="P239">DNI</text:p>
          </table:table-cell>
          <table:table-cell table:style-name="TableCell240">
            <text:p text:style-name="P241">DIRECCION</text:p>
          </table:table-cell>
          <table:table-cell table:style-name="TableCell242">
            <text:p text:style-name="P243">SEXO</text:p>
          </table:table-cell>
          <table:table-cell table:style-name="TableCell244">
            <text:p text:style-name="P245">FECHA_NAC</text:p>
          </table:table-cell>
          <table:table-cell table:style-name="TableCell246">
            <text:p text:style-name="P247">CURSO</text:p>
          </table:table-cell>
        </table:table-row>
        <table:table-row table:style-name="TableRow248">
          <table:table-cell table:style-name="TableCell249">
            <text:p text:style-name="P250">Lucas</text:p>
          </table:table-cell>
          <table:table-cell table:style-name="TableCell251">
            <text:p text:style-name="P252">Manilva</text:p>
          </table:table-cell>
          <table:table-cell table:style-name="TableCell253">
            <text:p text:style-name="P254">López</text:p>
          </table:table-cell>
          <table:table-cell table:style-name="TableCell255">
            <text:p text:style-name="P256">123523</text:p>
          </table:table-cell>
          <table:table-cell table:style-name="TableCell257">
            <text:p text:style-name="P258">Alhamar, 3</text:p>
          </table:table-cell>
          <table:table-cell table:style-name="TableCell259">
            <text:p text:style-name="P260">V</text:p>
          </table:table-cell>
          <table:table-cell table:style-name="TableCell261">
            <text:p text:style-name="P262">01/11/79</text:p>
          </table:table-cell>
          <table:table-cell table:style-name="TableCell263">
            <text:p text:style-name="P264">1</text:p>
          </table:table-cell>
        </table:table-row>
        <table:table-row table:style-name="TableRow265">
          <table:table-cell table:style-name="TableCell266">
            <text:p text:style-name="P267">Antonia</text:p>
          </table:table-cell>
          <table:table-cell table:style-name="TableCell268">
            <text:p text:style-name="P269">López</text:p>
          </table:table-cell>
          <table:table-cell table:style-name="TableCell270">
            <text:p text:style-name="P271">Alcantara</text:p>
          </table:table-cell>
          <table:table-cell table:style-name="TableCell272">
            <text:p text:style-name="P273">2567567</text:p>
          </table:table-cell>
          <table:table-cell table:style-name="TableCell274">
            <text:p text:style-name="P275">Maniquí, 21</text:p>
          </table:table-cell>
          <table:table-cell table:style-name="TableCell276">
            <text:p text:style-name="P277">M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2</text:p>
          </table:table-cell>
        </table:table-row>
        <table:table-row table:style-name="TableRow282">
          <table:table-cell table:style-name="TableCell283">
            <text:p text:style-name="P284">Manuel</text:p>
          </table:table-cell>
          <table:table-cell table:style-name="TableCell285">
            <text:p text:style-name="P286">Alcantara</text:p>
          </table:table-cell>
          <table:table-cell table:style-name="TableCell287">
            <text:p text:style-name="P288">Pedrós</text:p>
          </table:table-cell>
          <table:table-cell table:style-name="TableCell289">
            <text:p text:style-name="P290">3123689</text:p>
          </table:table-cell>
          <table:table-cell table:style-name="TableCell291">
            <text:p text:style-name="P292">Julian, 2</text:p>
          </table:table-cell>
          <table:table-cell table:style-name="TableCell293">
            <text:p text:style-name="P294">2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1</text:p>
          </table:table-cell>
        </table:table-row>
        <table:table-row table:style-name="TableRow299">
          <table:table-cell table:style-name="TableCell300">
            <text:p text:style-name="P301">José</text:p>
          </table:table-cell>
          <table:table-cell table:style-name="TableCell302">
            <text:p text:style-name="P303">Pérez</text:p>
          </table:table-cell>
          <table:table-cell table:style-name="TableCell304">
            <text:p text:style-name="P305">Caballar</text:p>
          </table:table-cell>
          <table:table-cell table:style-name="TableCell306">
            <text:p text:style-name="P307">4896765</text:p>
          </table:table-cell>
          <table:table-cell table:style-name="TableCell308">
            <text:p text:style-name="P309">Jarcha,5</text:p>
          </table:table-cell>
          <table:table-cell table:style-name="TableCell310">
            <text:p text:style-name="P311">V</text:p>
          </table:table-cell>
          <table:table-cell table:style-name="TableCell312">
            <text:p text:style-name="P313">03/02/77</text:p>
          </table:table-cell>
          <table:table-cell table:style-name="TableCell314">
            <text:p text:style-name="P315">3</text:p>
          </table:table-cell>
        </table:table-row>
      </table:table>
      <text:p text:style-name="P316"/>
      <text:p text:style-name="P317"/>
      <text:soft-page-break/>
      <text:p text:style-name="P318"><text:span text:style-name="T319">INSERT INTO<text:s/></text:span><text:span text:style-name="T320">ALUMNOS</text:span></text:p>
      <text:p text:style-name="P321"><text:tab/>(nombre, apellido1, apellido2, dni, direccion, sexo, fecha_fin, curso)</text:p>
      <text:p text:style-name="P322">VALUE</text:p>
      <text:p text:style-name="P323"><text:tab/>(“Lucas”, “Manilva”, “López”, “123523”, “Alhamar, 3”, “V”, “01/11/79”, “1”);</text:p>
      <text:p text:style-name="P324"/>
      <text:p text:style-name="P325">INSERT INTO ALUMNOS</text:p>
      <text:p text:style-name="P326"><text:tab/>(nombre, apellido1, apellido2, dni,<text:s/>direccion, sexo, fecha_fin,curso)</text:p>
      <text:p text:style-name="P327">VALUE</text:p>
      <text:p text:style-name="P328"><text:tab/>(“Antonia”, “López”, “Alcantara”, “2567567”, “Maniquí, 21”, “M”, ,“2”);</text:p>
      <text:p text:style-name="P329"/>
      <text:p text:style-name="P330">INSERT INTO ALUMNOS</text:p>
      <text:p text:style-name="P331"><text:tab/>(nombre, apellido1, apellido2, dni, direccion, sexo,fecha_fin, curso)</text:p>
      <text:p text:style-name="P332">VALUE</text:p>
      <text:p text:style-name="P333"><text:tab/>(“Manuel”, “Alcantara”, “Pedrós”, “3123689”,<text:s/>“Julian, 2”, “2”, , <text:s/>“1”);</text:p>
      <text:p text:style-name="P334"><text:span text:style-name="T335">(Esta tabla fallará por la restricción del sexo, que solo puede ser V o M(Aunque al crear las tablas primeras pusimos H ó M, por lo que realmente todas las que tienen “V” van a fallar)</text:span></text:p>
      <text:p text:style-name="P336"/>
      <text:p text:style-name="P337">INSERT INTO ALUMNOS</text:p>
      <text:p text:style-name="P338"><text:tab/>(nombre, apellido1, apellido2, dni, direccion, sexo, fecha_fin, curso)</text:p>
      <text:p text:style-name="P339">VALUE</text:p>
      <text:p text:style-name="P340"><text:span text:style-name="T341"><text:tab/>(“José”, “Pérez”, “Caballar”, “4896765”, “Jarcha, 5”, “V”, “03/02/77”, “3”);</text:span></text:p>
      <text:p text:style-name="P342"><text:span text:style-name="T343">Daría fallo porque no hay ningún código de curso que sea igual a 3</text:span></text:p>
      <text:p text:style-name="P344"/>
      <text:p text:style-name="P345"/>
      <text:list text:style-name="LFO3" text:continue-numbering="true">
        <text:list-item>
          <text:p text:style-name="P346">Insertar la siguiente tupla en ALUMNOS:</text:p>
        </text:list-item>
      </text:list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NOMBRE</text:p>
          </table:table-cell>
          <table:table-cell table:style-name="TableCell360">
            <text:p text:style-name="P361">APELLIDO1</text:p>
          </table:table-cell>
          <table:table-cell table:style-name="TableCell362">
            <text:p text:style-name="P363">APELLIDO2</text:p>
          </table:table-cell>
          <table:table-cell table:style-name="TableCell364">
            <text:p text:style-name="P365">DNI</text:p>
          </table:table-cell>
          <table:table-cell table:style-name="TableCell366">
            <text:p text:style-name="P367">DIRECC</text:p>
          </table:table-cell>
          <table:table-cell table:style-name="TableCell368">
            <text:p text:style-name="P369">SEXO</text:p>
          </table:table-cell>
          <table:table-cell table:style-name="TableCell370">
            <text:p text:style-name="P371">FECHA_NAC</text:p>
          </table:table-cell>
          <table:table-cell table:style-name="TableCell372">
            <text:p text:style-name="P373">CURSO</text:p>
          </table:table-cell>
        </table:table-row>
        <table:table-row table:style-name="TableRow374">
          <table:table-cell table:style-name="TableCell375">
            <text:p text:style-name="P376">Sergio</text:p>
          </table:table-cell>
          <table:table-cell table:style-name="TableCell377">
            <text:p text:style-name="P378">Navas</text:p>
          </table:table-cell>
          <table:table-cell table:style-name="TableCell379">
            <text:p text:style-name="P380">Retal</text:p>
          </table:table-cell>
          <table:table-cell table:style-name="TableCell381">
            <text:p text:style-name="P382">123523</text:p>
          </table:table-cell>
          <table:table-cell table:style-name="TableCell383">
            <text:p text:style-name="P384"/>
          </table:table-cell>
          <table:table-cell table:style-name="TableCell385">
            <text:p text:style-name="P386">P</text:p>
          </table:table-cell>
          <table:table-cell table:style-name="TableCell387">
            <text:p text:style-name="P388"/>
          </table:table-cell>
          <table:table-cell table:style-name="TableCell389">
            <text:p text:style-name="P390">1</text:p>
          </table:table-cell>
        </table:table-row>
      </table:table>
      <text:p text:style-name="P391"/>
      <text:p text:style-name="P392">INSERT INTO ALUMNOS</text:p>
      <text:p text:style-name="P393"><text:tab/>(nombre, apellido1, apellido2, dni, direccion, sexo, fecha_fin, curso)</text:p>
      <text:p text:style-name="P394">VALUE</text:p>
      <text:p text:style-name="P395"><text:span text:style-name="T396"><text:tab/>(“Sergio”, “Navas”, “Retal”, “123523”, , “P”, , “1”);</text:span></text:p>
      <text:p text:style-name="P397"><text:span text:style-name="T398">(Esta insercción</text:span><text:span text:style-name="T399"><text:s/>va a fallar porque el sexo solo puede ser H ó M)</text:span></text:p>
      <text:list text:style-name="LFO4" text:continue-numbering="true">
        <text:list-item>
          <text:p text:style-name="P400"><text:span text:style-name="T401">Insertar las siguientes tup</text:span><text:span text:style-name="T402">la en la tabla profesores:</text:span></text:p>
        </text:list-item>
      </text:list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NOMBRE</text:p>
          </table:table-cell>
          <table:table-cell table:style-name="TableCell415">
            <text:p text:style-name="P416">APELLIDO1</text:p>
          </table:table-cell>
          <table:table-cell table:style-name="TableCell417">
            <text:p text:style-name="P418">APELLIDO2</text:p>
          </table:table-cell>
          <table:table-cell table:style-name="TableCell419">
            <text:p text:style-name="P420">DNI</text:p>
          </table:table-cell>
          <table:table-cell table:style-name="TableCell421">
            <text:p text:style-name="P422">DIRECCION</text:p>
          </table:table-cell>
          <table:table-cell table:style-name="TableCell423">
            <text:p text:style-name="P424">TITULO</text:p>
          </table:table-cell>
          <table:table-cell table:style-name="TableCell425">
            <text:p text:style-name="P426">GANA</text:p>
          </table:table-cell>
        </table:table-row>
        <table:table-row table:style-name="TableRow427">
          <table:table-cell table:style-name="TableCell428">
            <text:p text:style-name="P429">Juan</text:p>
          </table:table-cell>
          <table:table-cell table:style-name="TableCell430">
            <text:p text:style-name="P431">Arch</text:p>
          </table:table-cell>
          <table:table-cell table:style-name="TableCell432">
            <text:p text:style-name="P433">López</text:p>
          </table:table-cell>
          <table:table-cell table:style-name="TableCell434">
            <text:p text:style-name="P435">32432455</text:p>
          </table:table-cell>
          <table:table-cell table:style-name="TableCell436">
            <text:p text:style-name="P437">Puerta Negra, 4</text:p>
          </table:table-cell>
          <table:table-cell table:style-name="TableCell438">
            <text:p text:style-name="P439">Ing. Informática</text:p>
          </table:table-cell>
          <table:table-cell table:style-name="TableCell440">
            <text:p text:style-name="P441">NULL</text:p>
          </table:table-cell>
        </table:table-row>
      </table:table>
      <text:p text:style-name="P442"/>
      <text:p text:style-name="P443">UPDATE profesores</text:p>
      <text:p text:style-name="P444">SET gana=NULL</text:p>
      <text:p text:style-name="P445">WHERE</text:p>
      <text:p text:style-name="P446"><text:tab/>DNI= “32432455”;</text:p>
      <text:p text:style-name="P447"/>
      <text:p text:style-name="P448">5.- Insertar la siguiente tupla en la tabla estudiante</text:p>
      <text:p text:style-name="P449"/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NOMBRE</text:p>
          </table:table-cell>
          <table:table-cell table:style-name="TableCell461">
            <text:p text:style-name="P462">APELLIDO1</text:p>
          </table:table-cell>
          <table:table-cell table:style-name="TableCell463">
            <text:p text:style-name="P464">APELLIDO2</text:p>
          </table:table-cell>
          <table:table-cell table:style-name="TableCell465">
            <text:p text:style-name="P466">DNI</text:p>
          </table:table-cell>
          <table:table-cell table:style-name="TableCell467">
            <text:p text:style-name="P468">DIRECC</text:p>
          </table:table-cell>
          <table:table-cell table:style-name="TableCell469">
            <text:p text:style-name="P470">SEXO</text:p>
          </table:table-cell>
          <table:table-cell table:style-name="TableCell471">
            <text:p text:style-name="P472">FECHA_NAC</text:p>
          </table:table-cell>
        </table:table-row>
        <table:table-row table:style-name="TableRow473">
          <table:table-cell table:style-name="TableCell474">
            <text:p text:style-name="P475">María</text:p>
          </table:table-cell>
          <table:table-cell table:style-name="TableCell476">
            <text:p text:style-name="P477">Jaén</text:p>
          </table:table-cell>
          <table:table-cell table:style-name="TableCell478">
            <text:p text:style-name="P479">Sevilla</text:p>
          </table:table-cell>
          <table:table-cell table:style-name="TableCell480">
            <text:p text:style-name="P481">789678</text:p>
          </table:table-cell>
          <table:table-cell table:style-name="TableCell482">
            <text:p text:style-name="P483">Martos, 5</text:p>
          </table:table-cell>
          <table:table-cell table:style-name="TableCell484">
            <text:p text:style-name="P485">M</text:p>
          </table:table-cell>
          <table:table-cell table:style-name="TableCell486">
            <text:p text:style-name="P487"/>
          </table:table-cell>
        </table:table-row>
      </table:table>
      <text:p text:style-name="P488">No podemos insertar esa tupla porque la tabla estudiante no existe</text:p>
      <text:p text:style-name="P489"/>
      <text:soft-page-break/>
      <text:p text:style-name="P490">6.- La fecha<text:s/>de nacimiento de Antonia López está equivocada. La verdadera es 23 de diciembre de 1976.</text:p>
      <text:p text:style-name="P491">UPDATE Alumnos</text:p>
      <text:p text:style-name="P492"><text:tab/>SET fecha_nacimiento=”23/12/1976”</text:p>
      <text:p text:style-name="P493">WHERE</text:p>
      <text:p text:style-name="P494"><text:span text:style-name="T495"><text:tab/>dni=</text:span><text:span text:style-name="T496">”</text:span><text:span text:style-name="T497">2567567”;</text:span></text:p>
      <text:p text:style-name="P498">7.- <text:s/>Cambiar a Antonia López al curso de código 5.</text:p>
      <text:p text:style-name="P499">UPDATE Alumnos</text:p>
      <text:p text:style-name="P500"><text:tab/>SET curso=”5”</text:p>
      <text:p text:style-name="P501">WHERE</text:p>
      <text:p text:style-name="P502"><text:span text:style-name="T503"><text:tab/>dni=</text:span><text:span text:style-name="T504">”</text:span><text:span text:style-name="T505">2567567”;</text:span></text:p>
      <text:p text:style-name="P506">8.- Eliminar la profesora Laura Jiménez</text:p>
      <text:p text:style-name="P507"><text:span text:style-name="T508">N</text:span><text:span text:style-name="T509">o podemos eliminar a esa profesora porque no existe en nuestra base de datos</text:span></text:p>
      <text:p text:style-name="P510"/>
      <text:p text:style-name="P511">9.- Crear una tabla de uso temporal llamada NOMBRE DE ALUMNOS que tenga un solo atributo (NOMBRE_COMPLETO) de tipo cadena de<text:s/>caracteres y con el contenido de la tabla alumnos en esos campos. Observe que no hay restricción de clave primaria para esta tabla.</text:p>
      <text:p text:style-name="P512"/>
      <text:p text:style-name="P513">10.- Borrar el curso con código 1.</text:p>
      <text:p text:style-name="P514">DELETE FROM curso WHERE cod_curso=”1”;</text:p>
      <text:p text:style-name="P515">11.- <text:s/>Añadir un campo llamado numero_alumnos en la tabla curso, y modificar este campo con los valores adecuados.</text:p>
      <text:p text:style-name="P516">ALTER TABLE curso ADD (numero_alumno(4) VARCHAR2;</text:p>
      <text:p text:style-name="P517"/>
      <text:p text:style-name="P518">UPDATE cursos</text:p>
      <text:p text:style-name="P519"><text:tab/>SET numero_alumnos=1</text:p>
      <text:p text:style-name="P520">WHERE</text:p>
      <text:p text:style-name="P521"><text:tab/>cod_curso=1;</text:p>
      <text:p text:style-name="P522">UPDATE cursos</text:p>
      <text:p text:style-name="P523"><text:tab/>SET numero_alumno=3</text:p>
      <text:p text:style-name="P524">WHERE</text:p>
      <text:p text:style-name="P525"><text:tab/>cod_curso=2</text:p>
      <text:p text:style-name="P526"><text:tab/></text:p>
      <text:p text:style-name="P527">12.- Modificar la fecha de<text:s/>nacimiento a 01/01/2012 en aquellos alumnos que no tengan fecha de nacimiento.</text:p>
      <text:p text:style-name="P528"/>
      <text:p text:style-name="P529">UPDATE alumnos</text:p>
      <text:p text:style-name="P530"><text:tab/>SET fecha_nacimiento=”01/01/2012”</text:p>
      <text:p text:style-name="P531">WHERE</text:p>
      <text:p text:style-name="P532"><text:tab/>fecha_nacimiento IS NULL;</text:p>
      <text:p text:style-name="P533"/>
      <text:p text:style-name="P534"/>
      <text:p text:style-name="P535"/>
      <text:p text:style-name="P536"/>
      <text:p text:style-name="P537"/>
      <text:p text:style-name="P538"><text:span text:style-name="T539">NOTA:<text:s/></text:span><text:span text:style-name="T540">Algunos ejercicios tienen errores que debe probar (para ver el tipo y mensaje del<text:s/></text:span><text:span text:style-name="T541">error) y corregir.</text:span></text:p>
      <text:p text:style-name="P5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TimesNewRoman" svg:font-family="TimesNewRoman" style:font-family-generic="roman"/>
    <style:font-face style:name="TimesNewRoman,Bold" svg:font-family="TimesNewRoman,Bold" style:font-family-generic="roman"/>
    <style:font-face style:name="CenturySchoolbook" svg:font-family="CenturySchoolbook" style:font-family-generic="roman"/>
    <style:font-face style:name="Ubuntu" svg:font-family="Ubuntu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ortatil</meta:initial-creator>
    <dc:creator>Javier</dc:creator>
    <meta:creation-date>2012-02-13T22:47:00Z</meta:creation-date>
    <dc:date>2020-12-15T21:25:00Z</dc:date>
    <meta:template xlink:href="Normal" xlink:type="simple"/>
    <meta:editing-cycles>1</meta:editing-cycles>
    <meta:editing-duration>PT6360S</meta:editing-duration>
    <meta:document-statistic meta:page-count="4" meta:paragraph-count="13" meta:word-count="1012" meta:character-count="6571" meta:row-count="46" meta:non-whitespace-character-count="5572"/>
  </office:meta>
</office:document-meta>
</file>